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table:style-name="ce3"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table:style-name="ce3"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45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table:style-name="ce3"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table:style-name="ce3" office:value-type="date" office:date-value="2013-04-06">
            <text:p>06/04/13</text:p>
          </table:table-cell>
          <table:table-cell office:value-type="string">
            <text:p>1,5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el artículo “Scrum Handbook”</text:p>
          </table:table-cell>
          <table:table-cell table:style-name="ce3" office:value-type="date" office:date-value="2013-04-23">
            <text:p>23/04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ogramar la interfaz para el ahorcado usando Sinatra</text:p>
          </table:table-cell>
          <table:table-cell table:style-name="ce3" office:value-type="date" office:date-value="2013-04-27">
            <text:p>27/04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gún Clements [Cle96a]: La AS es, a grandes rasgos, una vista del sistema que incluye los componentes principales del mismo, la conducta de esos componentes según se la percibe desde el resto del sistema y las formas en que los componentes interactúan y se coordinan para alcanzar la misión del sistema. La vista arquitectónica es una vista abstracta, aportando el más alto nivel de comprensión y la supresión o diferimiento del detalle inherente a la mayor parte de las abstracciones. Fuente: Introducción a la Arquitectura de Software | Versión 1.0 – Marzo de 2004 | Carlos Billy Reynoso | UNIVERSIDAD DE BUENOS AIRES</text:p>
          </table:table-cell>
          <table:table-cell table:style-name="ce3" office:value-type="date" office:date-value="2013-04-28">
            <text:p>28/04/13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er artículos sobre Arquitectura y atributos de calidad</text:p>
          </table:table-cell>
          <table:table-cell table:style-name="ce3" office:value-type="date" office:date-value="2013-05-05">
            <text:p>05/05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 table:number-rows-repeated="1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5-06T04:55:46</dc:date>
    <dc:creator>Mariano </dc:creator>
    <meta:editing-duration>PT11M54S</meta:editing-duration>
    <meta:editing-cycles>11</meta:editing-cycles>
    <meta:document-statistic meta:table-count="3" meta:cell-count="45" meta:object-count="0"/>
  </office:meta>
</office:document-meta>
</file>